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21-11-10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21-09-01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21-07-30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21-03-18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21-02-23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21-01-2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20-11-18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20-10-21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20-09-08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20-08-14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20-07-08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20-06-04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20-05-21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20-04-17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20-03-25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20-02-28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20-01-21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9-12-27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9-11-21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9-10-24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9-09-18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9-08-22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9-07-26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9-06-19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9-05-31 1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9-04-29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9-03-19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9-02-28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9-01-1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8-12-10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8-10-23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8-09-26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8-08-24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8-07-27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8-06-21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8-05-16 1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8-04-09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8-03-14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8-01-24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7-11-22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7-08-14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7-06-27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7-05-30 1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7-05-02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7-03-28 1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7-02-13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7-01-10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6-11-30 0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6-11-22 1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6-10-17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6-09-26 1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6-09-09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6-07-19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6-06-09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6-05-04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6-04-25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6-03-22 1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6-02-10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6-01-12 1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5-12-02 1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5-11-09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5-10-14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5-09-01 1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5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5-07-1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5-06-16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5-05-07 1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5-04-23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5-03-09 1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5-02-09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5-01-05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4-12-15 1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4-11-14 1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4-10-29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4-09-22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4-08-29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4-07-30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4-06-19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4-05-28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3-12-09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3-11-25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3-09-27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3-08-30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3-08-0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3-06-14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3-05-13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3-03-2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3-01-25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2-10-26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2-09-24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2-08-31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2-07-27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2-06-25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2-05-17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2-04-04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2-03-15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2-02-16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2-01-31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1-12-21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1-11-29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1-10-27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1-09-20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0-10-06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0-08-2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0-06-28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0-04-27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0-03-26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10-02-26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9-10-26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9-08-26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9-07-27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9-06-12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9-05-21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9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9-02-27 1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9-01-29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8-12-10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8-07-14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8-05-15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8-04-04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8-03-04 1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8-02-13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8-01-11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7-11-09 1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7-10-15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7-09-05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7-07-05 1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7-06-01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7-05-07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7-04-04 1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7-03-01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7-02-04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7-01-03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6-12-19 1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6-11-20 1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6-10-26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6-09-08 1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6-08-01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6-07-18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6-06-01 1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6-05-09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6-04-04 1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6-03-02 1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6-02-09 1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6-01-20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5-12-15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5-11-03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5-10-27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5-09-07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5-08-16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5-07-06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5-06-16 1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5-05-09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5-04-22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5-03-04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5-02-11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5-01-0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4-12-09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4-11-12 1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4-10-20 1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4-09-03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4-08-20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4-07-21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4-06-25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4-05-07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4-04-12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4-03-08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4-02-0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4-01-2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4-01-07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3-12-2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3-11-19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3-10-08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3-09-02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3-08-04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3-07-09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3-06-13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3-05-13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3-04-03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3-02-20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3-01-24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2-12-18 1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2-10-18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2-09-12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2-08-13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2-07-08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2-06-14 1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2-05-10 1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2-04-30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2-03-12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2-02-25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1-12-13 1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1-10-18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1-09-13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1-08-24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1-07-06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1-06-01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1-05-01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1-04-20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1-03-29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1-02-27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1-01-10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0-12-01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0-11-03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0-09-13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0-09-08 1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0-08-28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0-07-28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0-06-30 1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2000-05-19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9-04-01 1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9-02-17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8-07-20 1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8-06-12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8-05-22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8-05-20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8-04-08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8-03-18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8-02-25 1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8-01-29 1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7-12-12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7-11-25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7-10-2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7-09-1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7-08-1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7-07-1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7-06-13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7-05-15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7-03-1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7-02-28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7-01-2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6-10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6-08-21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6-07-22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6-06-2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6-05-01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6-04-0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6-03-1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6-02-27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6-01-3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5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5-11-1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5-10-0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5-09-12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5-07-1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5-06-1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5-05-26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5-04-1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5-03-2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5-02-15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4-09-15 1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4-07-12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4-06-09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4-05-05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4-04-11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4-03-10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4-02-24 1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4-01-1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3-12-1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3-11-24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3-10-04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3-09-03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3-07-20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3-06-2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3-05-17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3-04-2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3-03-31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3-02-19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3-01-13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2-12-21 1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2-11-23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2-10-29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2-09-14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2-07-13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2-06-25 1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2-05-15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2-04-01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2-03-13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2-02-21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2-01-29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1-12-17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1-11-17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1-11-13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1-10-31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1-09-12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1-08-19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1-07-26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1-06-1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0-06-18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0-06-1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0-06-01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0-05-21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90-05-0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06066034700</text:p>
          </table:table-cell>
          <table:table-cell office:value-type="string" calcext:value-type="string">
            <text:p>198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06" meta:object-count="0"/>
    <meta:user-defined meta:name="AppVersion">3.0</meta:user-defined>
  </office:meta>
</office:document-meta>
</file>